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032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6.456cm"/>
    </style:style>
    <style:style style:name="co6" style:family="table-column">
      <style:table-column-properties fo:break-before="auto" style:column-width="7.775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2.646cm" fo:break-before="auto" style:use-optimal-row-height="false"/>
    </style:style>
    <style:style style:name="ro3" style:family="table-row">
      <style:table-row-properties style:row-height="1.905cm" fo:break-before="auto" style:use-optimal-row-height="false"/>
    </style:style>
    <style:style style:name="ro4" style:family="table-row">
      <style:table-row-properties style:row-height="1.852cm" fo:break-before="auto" style:use-optimal-row-height="false"/>
    </style:style>
    <style:style style:name="ro5" style:family="table-row">
      <style:table-row-properties style:row-height="1.746cm" fo:break-before="auto" style:use-optimal-row-height="false"/>
    </style:style>
    <style:style style:name="ro6" style:family="table-row">
      <style:table-row-properties style:row-height="1.667cm" fo:break-before="auto" style:use-optimal-row-height="false"/>
    </style:style>
    <style:style style:name="ro7" style:family="table-row">
      <style:table-row-properties style:row-height="2.355cm" fo:break-before="auto" style:use-optimal-row-height="false"/>
    </style:style>
    <style:style style:name="ro8" style:family="table-row">
      <style:table-row-properties style:row-height="2.725cm" fo:break-before="auto" style:use-optimal-row-height="false"/>
    </style:style>
    <style:style style:name="ro9" style:family="table-row">
      <style:table-row-properties style:row-height="1.773cm" fo:break-before="auto" style:use-optimal-row-height="false"/>
    </style:style>
    <style:style style:name="ro10" style:family="table-row">
      <style:table-row-properties style:row-height="2.143cm" fo:break-before="auto" style:use-optimal-row-height="false"/>
    </style:style>
    <style:style style:name="ro11" style:family="table-row">
      <style:table-row-properties style:row-height="2.99cm" fo:break-before="auto" style:use-optimal-row-height="false"/>
    </style:style>
    <style:style style:name="ro12" style:family="table-row">
      <style:table-row-properties style:row-height="2.328cm" fo:break-before="auto" style:use-optimal-row-height="false"/>
    </style:style>
    <style:style style:name="ro13" style:family="table-row">
      <style:table-row-properties style:row-height="2.196cm" fo:break-before="auto" style:use-optimal-row-height="fals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text-style style:name="N8100" number:language="pl" number:country="PL">
      <number:text-content/>
    </number:text-style>
    <style:style style:name="ce1" style:family="table-cell" style:parent-style-name="Default" style:data-style-name="N0">
      <style:table-cell-properties fo:background-color="#ffff00" fo:border="0.088cm solid #000000"/>
    </style:style>
    <style:style style:name="ce2" style:family="table-cell" style:parent-style-name="Default" style:data-style-name="N0">
      <style:table-cell-properties fo:background-color="#fde9d9" fo:border="0.088cm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 fo:wrap-option="wrap" fo:border="0.088cm solid #000000" style:vertical-align="automatic"/>
    </style:style>
    <style:style style:name="ce5" style:family="table-cell" style:parent-style-name="Default" style:data-style-name="N0">
      <style:table-cell-properties fo:background-color="#fde9d9" fo:wrap-option="wrap" fo:border="0.088cm solid #000000" style:vertical-align="automatic"/>
    </style:style>
    <style:style style:name="ce6" style:family="table-cell" style:parent-style-name="Default" style:data-style-name="N0">
      <style:table-cell-properties fo:background-color="#ffff00" fo:wrap-option="wrap" fo:border="0.088cm solid #000000" style:vertical-align="top"/>
    </style:style>
    <style:style style:name="ce7" style:family="table-cell" style:parent-style-name="Default" style:data-style-name="N0">
      <style:table-cell-properties fo:background-color="#fde9d9" fo:wrap-option="wrap" fo:border="0.088cm solid #000000" style:vertical-align="top"/>
      <style:text-properties fo:color="#92d05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de9d9" fo:wrap-option="wrap" fo:border="0.088cm solid #000000" style:vertical-align="automatic"/>
      <style:text-properties fo:color="#92d050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 fo:border="0.088cm solid #000000" style:vertical-align="top"/>
    </style:style>
    <style:style style:name="ce10" style:family="table-cell" style:parent-style-name="Hiperłącze" style:data-style-name="N0">
      <style:table-cell-properties fo:background-color="#fde9d9" fo:wrap-option="wrap" fo:border="0.088cm solid #000000" style:vertical-align="automatic"/>
      <style:text-properties fo:color="#0000ff" style:text-underline-style="solid" style:text-underline-width="auto" style:text-underline-color="font-color"/>
    </style:style>
    <style:style style:name="ce11" style:family="table-cell" style:parent-style-name="Default" style:data-style-name="N100">
      <style:table-cell-properties fo:background-color="#ffff00" fo:border="0.088cm solid #000000"/>
    </style:style>
    <style:style style:name="ce12" style:family="table-cell" style:parent-style-name="Default" style:data-style-name="N8100">
      <style:table-cell-properties fo:background-color="#fde9d9" fo:border="0.088cm solid #000000"/>
    </style:style>
    <style:style style:name="ce13" style:family="table-cell" style:parent-style-name="Default" style:data-style-name="N100">
      <style:table-cell-properties fo:background-color="#fde9d9" fo:border="0.088cm solid #000000"/>
    </style:style>
    <style:style style:name="ce14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7" table:default-cell-style-name="ce14"/>
        <table:table-column table:style-name="co7" table:number-columns-repeated="1014" table:default-cell-style-name="ce3"/>
        <table:table-column table:style-name="co7" table:default-cell-style-name="Default"/>
        <table:table-row table:style-name="ro1">
          <table:table-cell table:style-name="ce1" office:value-type="string">
            <text:p>L.p</text:p>
          </table:table-cell>
          <table:table-cell table:style-name="ce4" office:value-type="string">
            <text:p>Nazwa polska</text:p>
          </table:table-cell>
          <table:table-cell table:style-name="ce1" office:value-type="string">
            <text:p>dostępmość</text:p>
          </table:table-cell>
          <table:table-cell table:style-name="ce6" office:value-type="string">
            <text:p>nazwa łacińska</text:p>
          </table:table-cell>
          <table:table-cell table:style-name="ce9" office:value-type="string">
            <text:p>opis</text:p>
          </table:table-cell>
          <table:table-cell table:style-name="ce4" office:value-type="string">
            <text:p>Foto</text:p>
          </table:table-cell>
          <table:table-cell table:style-name="ce1" office:value-type="string">
            <text:p>wielkość</text:p>
          </table:table-cell>
          <table:table-cell table:style-name="ce1" office:value-type="string">
            <text:p>doniczka</text:p>
          </table:table-cell>
          <table:table-cell table:style-name="ce11" office:value-type="string">
            <text:p>cena</text:p>
          </table:table-cell>
          <table:table-cell office:value-type="string">
            <text:p>kATEGORIA</text:p>
          </table:table-cell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Jodła balsamiczna</text:p>
          </table:table-cell>
          <table:table-cell table:style-name="ce2" office:value-type="string">
            <text:p>N</text:p>
          </table:table-cell>
          <table:table-cell table:style-name="ce7" office:value-type="string">
            <text:p>Abies balsamea 'Nana' </text:p>
          </table:table-cell>
          <table:table-cell table:style-name="ce7" office:value-type="string">
            <text:p>Odmiana karłowa o pokroju kopulastym, igły krótkie o ciemnozielonej barwie, gęsto osadzone na pędzie.</text:p>
          </table:table-cell>
          <table:table-cell table:style-name="ce10" office:value-type="string">
            <text:p><text:a xlink:href="../zdjcia/ABIES-%20BALSAMEA-NANA.jpg">zdjcia\ABIES- BALSAMEA-NANA.jpg</text:a></text:p>
          </table:table-cell>
          <table:table-cell table:style-name="ce2" office:value-type="string">
            <text:p>20-30</text:p>
          </table:table-cell>
          <table:table-cell table:style-name="ce2" office:value-type="string">
            <text:p>P13</text:p>
          </table:table-cell>
          <table:table-cell table:style-name="ce12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7" office:value-type="string">
            <text:p>Chamaecyparis lawsoniana 'Alumigold' </text:p>
          </table:table-cell>
          <table:table-cell table:style-name="ce7" office:value-type="string">
            <text:p>Pokrój stożkowy, barwa zielonożółta, jesienią pędy nieznacznie zielenieją.</text:p>
          </table:table-cell>
          <table:table-cell table:style-name="ce10" office:value-type="string">
            <text:p><text:a xlink:href="../zdjcia/CHAMAECYPARIS-LAWSONIANA-ALUMI-I-GOLD.jpg">zdjcia\CHAMAECYPARIS-LAWSONIANA-ALUMI-I-GOLD.jpg</text:a></text:p>
          </table:table-cell>
          <table:table-cell table:style-name="ce2" office:value-type="string">
            <text:p>40-55</text:p>
          </table:table-cell>
          <table:table-cell table:style-name="ce2" office:value-type="string">
            <text:p>P13</text:p>
          </table:table-cell>
          <table:table-cell table:style-name="ce1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D</text:p>
          </table:table-cell>
          <table:table-cell table:style-name="ce7" office:value-type="string">
            <text:p>Chamaecyparis lawsoniana 'Alumii' </text:p>
          </table:table-cell>
          <table:table-cell table:style-name="ce7" office:value-type="string">
            <text:p>Pokrój stożkowy, pędy lekko przewisające, barwa niebieska, dobra odmiana na żywopłoty.</text:p>
          </table:table-cell>
          <table:table-cell table:style-name="ce10" office:value-type="string">
            <text:p><text:a xlink:href="../zdjcia/Ch.law.Alumii.jpg">zdjcia\Ch.law.Alumii.jpg</text:a></text:p>
          </table:table-cell>
          <table:table-cell table:style-name="ce2" office:value-type="string">
            <text:p>40-60</text:p>
          </table:table-cell>
          <table:table-cell table:style-name="ce2" office:value-type="string">
            <text:p>P13</text:p>
          </table:table-cell>
          <table:table-cell table:style-name="ce1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D</text:p>
          </table:table-cell>
          <table:table-cell table:style-name="ce7" office:value-type="string">
            <text:p>Chamaecyparis lawsoniana 'Bautchensis' </text:p>
          </table:table-cell>
          <table:table-cell table:style-name="ce7" office:value-type="string">
            <text:p>Pokrój jajowaty, zwarty, wzrost wolny, barwa łusek niebieska.</text:p>
          </table:table-cell>
          <table:table-cell table:style-name="ce10" office:value-type="string">
            <text:p><text:a xlink:href="../zdjcia/Ch.laws.Boutchensis.jpg">zdjcia\Ch.laws.Boutchensis.jpg</text:a></text:p>
          </table:table-cell>
          <table:table-cell table:style-name="ce2" office:value-type="string">
            <text:p>30-40</text:p>
          </table:table-cell>
          <table:table-cell table:style-name="ce2" office:value-type="string">
            <text:p>P13</text:p>
          </table:table-cell>
          <table:table-cell table:style-name="ce1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6">
          <table:table-cell table:style-name="ce2" office:value-type="float" office:value="5">
            <text:p>5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7" office:value-type="string">
            <text:p>Chamaecyparis lawsoniana 'Blue Ribbon' </text:p>
          </table:table-cell>
          <table:table-cell table:style-name="ce7" office:value-type="string">
            <text:p>Forma wąskokolumnowa, łuski o intensywnej niebieskiej barwie.</text:p>
          </table:table-cell>
          <table:table-cell table:style-name="ce10" office:value-type="string">
            <text:p><text:a xlink:href="../zdjcia/Chamaecyparis-lawsoniana-Blue%20Ribbon.jpg">zdjcia\Chamaecyparis-lawsoniana-Blue Ribbon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7">
          <table:table-cell/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7" office:value-type="string">
            <text:p>Chamaecyparis lawsoniana 'Columnaris' </text:p>
          </table:table-cell>
          <table:table-cell table:style-name="ce7" office:value-type="string">
            <text:p>Pokrój kolumnowy, barwa jasnoniebieska, wzrost dość silny. Odmiana o kolumnowym pokroju, mocne niebieskie wybarwienie łusek.</text:p>
          </table:table-cell>
          <table:table-cell table:style-name="ce10" office:value-type="string">
            <text:p><text:a xlink:href="../zdjcia/Ch.laws.Columnaris.jpg">zdjcia\Ch.laws.Columnaris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8">
          <table:table-cell table:style-name="ce2" office:value-type="float" office:value="7">
            <text:p>7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'Ellwood’s Empire' </text:p>
          </table:table-cell>
          <table:table-cell table:style-name="ce8" office:value-type="string">
            <text:p>Pokrój kolumnowy, gęsty, średnia siła wzrostu, pędy z drobnymi igiełkami o żółtej barwie.</text:p>
          </table:table-cell>
          <table:table-cell table:style-name="ce10" office:value-type="string">
            <text:p><text:a xlink:href="../zdjcia/Cham.laws.Ellwoods-Empire.jpg">zdjcia\Cham.laws.Ellwoods-Empire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9">
          <table:table-cell table:style-name="ce2" office:value-type="float" office:value="8">
            <text:p>8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'Ellwood’s Gold' </text:p>
          </table:table-cell>
          <table:table-cell table:style-name="ce8" office:value-type="string">
            <text:p>Pokrój kolumnowy, gęsty, średnia siła wzrostu, pędy igiełkowe, barwa złota do jasnozielonej.</text:p>
          </table:table-cell>
          <table:table-cell table:style-name="ce10" office:value-type="string">
            <text:p><text:a xlink:href="../zdjcia/Cham.laws.Ellwods-Gold.jpg">zdjcia\Cham.laws.Ellwods-Gold.jpg</text:a></text:p>
          </table:table-cell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10">
          <table:table-cell table:style-name="ce2" office:value-type="float" office:value="9">
            <text:p>9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'Erecta Viridis' </text:p>
          </table:table-cell>
          <table:table-cell table:style-name="ce8" office:value-type="string">
            <text:p>Forma kolumnowa, zwarta, wzrost średni, barwa igieł zielona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11">
          <table:table-cell table:style-name="ce2" office:value-type="float" office:value="10">
            <text:p>10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'Forsteckensis' </text:p>
          </table:table-cell>
          <table:table-cell table:style-name="ce8" office:value-type="string">
            <text:p>Pokrój kulisty, zwarty, młode przyrosty krótkie, po 10 latach osiąga wysokość ok. 40 centymetrów, igły o barwie ciemnoszarej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12">
          <table:table-cell table:style-name="ce2" office:value-type="float" office:value="11">
            <text:p>11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'Globe' </text:p>
          </table:table-cell>
          <table:table-cell table:style-name="ce8" office:value-type="string">
            <text:p>Pokrój kulisty, zwarty, pędy przewisające, wachlarzowate, barwa igieł niebieskozielona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13">
          <table:table-cell table:style-name="ce2" office:value-type="float" office:value="12">
            <text:p>12</text:p>
          </table:table-cell>
          <table:table-cell table:style-name="ce5" office:value-type="string">
            <text:p>Cyprysik Lawsona </text:p>
          </table:table-cell>
          <table:table-cell table:style-name="ce2" office:value-type="string">
            <text:p>N</text:p>
          </table:table-cell>
          <table:table-cell table:style-name="ce8" office:value-type="string">
            <text:p>Chamaecyparis lawsoniana 'Golden King' </text:p>
          </table:table-cell>
          <table:table-cell table:style-name="ce8" office:value-type="string">
            <text:p>Pokrój stożkowy, szeroki, igły o intensywnie żółtym zabarwieniu, wzrost silny, pędy silniej przewisające niż u „Golden Wonder”.</text:p>
          </table:table-cell>
          <table:table-cell table:style-name="ce5"/>
          <table:table-cell table:style-name="ce2"/>
          <table:table-cell table:style-name="ce2" office:value-type="string">
            <text:p>P13</text:p>
          </table:table-cell>
          <table:table-cell table:style-name="ce13"/>
          <table:table-cell office:value-type="float" office:value="1">
            <text:p>1</text:p>
          </table:table-cell>
          <table:table-cell table:number-columns-repeated="1014"/>
        </table:table-row>
        <table:table-row table:style-name="ro14" table:number-rows-repeated="104856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Arkusz2" table:style-name="ta1">
        <table:table-column table:style-name="co7" table:number-columns-repeated="1024" table:default-cell-style-name="ce3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rkusz3" table:style-name="ta1">
        <table:table-column table:style-name="co7" table:number-columns-repeated="1024" table:default-cell-style-name="ce3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8107" number:language="pl" number:country="PL">
      <number:number number:decimal-places="0" number:min-integer-digits="1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0" number:min-integer-digits="1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0" number:min-integer-digits="1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łącz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18.03.2016</text:date>, <text:time>22:36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Admin</meta:initial-creator>
    <dc:creator>Ewa Batko</dc:creator>
    <meta:creation-date>2016-03-17T20:40:55Z</meta:creation-date>
    <dc:date>2016-03-18T22:36:07.73</dc:date>
    <meta:editing-duration>PT34M34S</meta:editing-duration>
    <meta:editing-cycles>3</meta:editing-cycles>
    <meta:document-statistic meta:table-count="3" meta:cell-count="109" meta:object-count="0"/>
  </office:meta>
</office:document-meta>
</file>